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98b5" officeooo:paragraph-rsid="001998b5"/>
    </style:style>
    <style:style style:name="P2" style:family="paragraph" style:parent-style-name="Standard">
      <style:text-properties officeooo:rsid="001acda8" officeooo:paragraph-rsid="001acd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chanika,</text:p>
      <text:p text:style-name="P1"/>
      <text:p text:style-name="P1"/>
      <text:p text:style-name="P1">Měření repeatability</text:p>
      <text:p text:style-name="P2"><text:a xlink:type="simple" xlink:href="https://www.vutbr.cz/studium/zaverecne-prace?zp_id=50801" text:style-name="Internet_20_link" text:visited-style-name="Visited_20_Internet_20_Link">https://www.vutbr.cz/studium/zaverecne-prace?zp_id=50801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3T02:38:35.145460951</meta:creation-date>
    <dc:date>2015-04-13T02:47:10.655478923</dc:date>
    <dc:creator>Hyna </dc:creator>
    <meta:editing-duration>PT8M36S</meta:editing-duration>
    <meta:editing-cycles>3</meta:editing-cycles>
    <meta:generator>LibreOffice/4.3.6.2$Linux_X86_64 LibreOffice_project/430$Build-2</meta:generator>
    <meta:document-statistic meta:table-count="0" meta:image-count="0" meta:object-count="0" meta:page-count="1" meta:paragraph-count="3" meta:word-count="4" meta:character-count="86" meta:non-whitespace-character-count="85"/>
  </office:meta>
</office:document-meta>
</file>